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राष्ट्रपतीचे वेंचणुकेक गोंयांत आमदारांचें मतदानराष्ट्रपतीचे वेंचणुकेक एनडीच्या उमेदवाराक गोंयांत 65%मतांची शक्यताय बीजेपीवटेन 22 आमदार 2 खासदार तागडी कोविंदावटेन.</text:p>
      <text:p>16 ते 18 ऑगस्टा मजगतीं गोंयात जावं येता पोटवेंचणूक गणपती घरांनी येवचे पयली पणजे वाळपय वेंचणुकांचे मारान आनी गरनाल कार्यकर्त्यांक शिनाल खंयचेय खिणाक घोशणा.</text:p>
      <text:p>वाऱ्याचेर तडाख्यासरशीं मांडवी न्हंयच्या दारांत आशिल्ली कांडाची लकी सॅव्हन कसिनो बोट भरकटून पावली मिरामार बिचार कोस्ट गार्डान चवगांक केले साल्वार बोटीचे परिस्थितीचेर प्रस्नचिन्ह.</text:p>
      <text:p>नेमके इतले खुरीस फोडले कशे शिमित्रींनी फ्रांसिसाक घेवन पुलिसांचें डॅमोन्स्ट्रेशन शिमित्रींत कसो घुसलो कसो चडदेंवलो खंयचो खुरीस कसो मोडलो फ्रांसिस स्वता दाखयता.</text:p>
      <text:p>जीएसटी उपरांत रॅस्टॉरंटांनी मॅन्यू टॅरिफ दोनतीन टक्के देवंक जाय रेस्टॉरंटांक इन्पुट क्रॅडिट मेळूनय डीश थाळींचे रेट आशिल्ले तश्शे कमिशनर म्हण्टा थोडे दीस वाट पळयतले.</text:p>
      <text:p>आनी</text:p>
      <text:p>दहशतवादी हल्ल्या उपरांतअमरनाथ यात्रेकरूंचेर जम्मूंत काळाचो दुसरो धपको रामबन वाठारांत बसीक एक्सिडॅन्ट पडली देगणांत 16 सोपले 27 जखमी 19 गंभीर.</text:p>
      <text:p>राष्ट्रपतीचे वेंचणुकेक गोंयांत आमदारांचें सकाळसावन पर्वरे विधानसभा संकुलांत मतदान चल्लां. एनडीएच्या राष्ट्रपतीपदाचे उमेदवाराक गोंयांत 65 टक्के मतां पडपाची शक्यताय. बीजेपीवटेन 22 आमदार आऩी दोन खासदार. गोंयच्या प्रत्येक आमदाराच्या मताक 20 पॉयंट व्हॅल्यू. खासदारांच्या मतांक 708 पॉयंट. राष्ट्रीय पांवड्यारूय जेडीयू आनी टीआरएसाक लागून मतांची तागडी एनडीएचे रामनाथ कोविंदावटेन</text:p>
      <text:p>16 ते 18 ऑगस्टा मजगतीं गोंयात पोटवेचणूक जावए वेचणूक आयगोच्या खासा सूत्रांनीजवळ – जवळ कन्फर्म केलां. म्हणजे गणपती घरांनी येवचे पयली पणजी आनी वाळपय नवे वेंचणुकांचे मारान आनी गरनाल फुट्टले. कॉंग्रेस आनी बीजेपींत पयलींच शिनाल पावलां कॅन्डिडेट आनी कार्यकर्ते कामाक लागल्यात.</text:p>
      <text:p>वाऱ्याचे तडाख्यासरशीं मांडवी न्हंयच्या दारांत आशिल्ली कांडाची लकी सॅव्हन कसिनो बोट भरकटून मिरामार बिचार पावली. ते कसिनो बोटीच्यो 2 टग बोटीय मांडवींत व्हावंत पावल्यो मांडवींत पार्क करपाक हो कसिनो परवाने सोदता. पूण वादळान ही कसिनो बोट आपशींच मांडवीच्या पट्ट्यात आशिल्ल्या मिरामार दर्यादेगेर पावली. कसिनो बोटीवेल्या चौगांक कोस्ट गार्डाच्या हॅलिकॉप्टरांतल्यान भायर काडले. हे पोन्ने कसिनो बोटीचे परिस्थितीचेर सध्या प्रस्नचिन्ह.</text:p>
      <text:p>नेमके इतले खुरीस फोडले कशे ताचें सध्या शिमित्रींनी फ्रांसिसाक घेवन पुलिसांचें प्रात्यक्षिक चल्लां. शिमित्रींत कसो घुसलो कसो चडदेंवलो खंयचो खुरीस कसो मोडलो सगळ्यांचो फ्रांसिस डॅमो दाखयता. शेनवारा खुरसांचे मोडतोड प्रकरणांत पुलीसांनी ह्या पन्नास वर्सांच्या तरणाट्याक धल्लो. ताचे साथीदार आशिल्ले काय कितें सध्या तरी कळिल्लें ना. पोलीस सध्या मिडीयाकडेन उलोवंक तयार नात.</text:p>
      <text:p>घेवया एक ब्रेक</text:p>
      <text:p>जीएसटी उपरांत रॅस्टॉरंटांनी मॅन्यू टॅरिफ दोनतीन टक्के देवंकूच जाय. रॅस्टॉरंटांक फूड आयटम्सांचेर आतां इन्पुट क्रॅडिट मेळटा. रेस्टॉरंटवाल्यांनी ते कंपोजीट स्किमींत आसात काय टॅक्स पेयर ताचो बोर्ड मारून बीलाचेरूय स्पश्ट करुंक जाय. गोंयच्या रेस्टॉरंटांनी अजून तरी ह्यो गजाली दिसना. निकती सुरवात आशिल्ल्यान कमर्शियल टॅक्स खातेंय सध्या एक्शन घेवंक सोदीना जीएसटीचो डीश आनी थाळीचेर तरी कायंच फरक पडिल्लो ना. खासा रिर्पोट.</text:p>
      <text:p>अमरनाथ यात्रेक गेल्ल्या यात्रेकरुंचेर काळाचो दुसरो धपको.यात्रेकरुंक घेवन वचपी स्टेट ट्रान्स्पोर्ट बस जम्मूंत हायवेचेर रामबन वाठारांत देगणांत पडली आनी 16 जाण सोपले. 27 जाम जखमी जाल्यात. तातूंत 19 जाण गंभीर. जखमी जाल्ल्यांक जम्मू मॅडिकल कॉलेज हॉस्पिटलांत घाल्यात.फाटल्या सप्तकांत अनंतनाग जिल्ल्यांत यात्रेकरुंचेर जाल्ले दहशतवादी हल्ल्यांत 7 जाणांक मरण आयिल्लें आनी 32 जखमी जाल्ले.</text:p>
      <text:p>घेवया एक ब्रेक</text:p>
      <text:p>काणकोणां पोळ्यां बॉर्डरीर 90 टन वजनाचे रेल्वे इंजिन घेवन एक ट्रक आयला. ट्रक वास्को वचपाचो. पूण काणकोण वाठारांतले पुर्तुगेज काळांतले पूलांक रेल्वे इंजिन व्हरपी ट्रकाचोभार पेलवतलो म्हूण दुबाव अशी परिस्थिती. ट्रक वास्को एमपीटीक रेल्वे इंजिन घेवन वता म्हूण कळिल्ल्यान आनीक दुबाव. हो ट्रक दुसरेकडल्यान खंयच्यानूय व्हरचो म्हूण बॉर्डरीचेर आडोवन धरला</text:p>
      <text:p>सरकाराचें कामधेनू येवजणेचो फायदो फकत बॅंकाक. बॅंको दुदकारांक सारकी म्हायती दिना म्हूण वाळपयचें दुदकार बोवाळ मारतात. गाय मेली जाल्यार इंश्युरन्स वेळार दिनात ज्युराची म्हायती सारकी दिनात म्हूण दुदकार बोवाळ मारतात. सुधारीत कामधेनू स्किमीची सबसिडी सरकाराकडच्यान टायमार मेळना आनी वेल्यान बॅंको खंय फाटल्यान लागतात.</text:p>
      <text:p>घेवया एक ब्रेक</text:p>
      <text:p>सावड्डे मतदारसंघातल्या आंबे आनी धुलय न्हंयचेर पूल नाशिल्ल्या लोकांची आनी शाळेच्या भुरग्यांचो जीवाचो खेळ मिडियाचे वार्शिक खबर जाल्या प्रुडंटूच फाटलीं तीन वर्सां जालीं हो रिपोर्ट करता आमदार मामलेदार डॅप्युटि कलॅक्टर इन्स्पॅक्शनां करून वतात आस्वासनां दितात फुडें कायंच ना अंदूय तेंच.</text:p>
      <text:p>कुजिरा स्कूल कॉम्प्लॅक्साचो प्लान येसस्वी जाले उपरांत आतां मुख्यमंत्र्यान प्रोफॅशनल कॉलेजी पणजेच्यान गोवा युनिवर्सिटीचे वाठारांत हालोवपाचो प्लान केला. गोवा युनिवर्सिटीन मान्यताय दिली जाल्यार प्रोफॅशनल कॉलेजी ताळगांव पठाराचेर व्हरतले म्हूण पर्रीकार उलयलो. गोवा युनिवर्सिटी ते कुजिरा बांबोळेमेरेनचो वांठार एज्युकेशनल हब जातलो</text:p>
      <text:p>घेवया एक ब्रेक</text:p>
      <text:p>गोंयच्या पयल्या स्वातंत्र्यझुजाक 434 वर्सां पुराय जातात. 1583त कुंकळे जाल्ल्या ह्या झुजांत वांटेकार जाल्ल्या कुंकळेच्या स्वातंत्र्यसैनिकांच्या यादिन कुंकळे चिफ्टन मेमोरियल ट्रस्टान कार्यावळ केली. स्वातंत्र्यसैनिकांचें स्मारक उक्तें केलें. 1583तल्या ह्या झुंजाची इतिहासाचे पाठ्यपुस्तकांत नोंद जावची म्हूण मागणी जाता.</text:p>
      <text:p>आतां पळोवया गोंयच्या बाकीच्या वाठारांतल्यो कां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